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20AD127A182248018BB.png" manifest:media-type="image/png"/>
  <manifest:file-entry manifest:full-path="Pictures/100000010000073B00000132755E7944C467EF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498" officeooo:paragraph-rsid="00188498"/>
    </style:style>
    <style:style style:name="P2" style:family="paragraph" style:parent-style-name="Standard">
      <style:text-properties fo:font-size="16pt" fo:font-weight="bold" officeooo:rsid="0018aec7" officeooo:paragraph-rsid="0018aec7" style:font-size-asian="16pt" style:font-weight-asian="bold" style:font-size-complex="16pt" style:font-weight-complex="bold"/>
    </style:style>
    <style:style style:name="T1" style:family="text">
      <style:text-properties officeooo:rsid="0018aec7"/>
    </style:style>
    <style:style style:name="T2" style:family="text">
      <style:text-properties fo:font-size="22pt" fo:font-weight="bold" style:font-size-asian="19.25pt" style:font-weight-asian="bold" style:font-size-complex="22pt" style:font-weight-complex="bold"/>
    </style:style>
    <style:style style:name="T3" style:family="text">
      <style:text-properties fo:font-size="22pt" fo:font-weight="bold" officeooo:rsid="0018aec7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tab/><text:tab/><text:tab/><text:tab/></text:span><text:span text:style-name="T3">SQL Assignment no 10</text:span></text:p>
      <text:p text:style-name="Standard"><text:span text:style-name="T3"><text:s text:c="6"/><text:tab/><text:tab/><text:tab/><text:tab/>Joining tables to itself</text:span></text:p>
      <text:p text:style-name="Standard"/>
      <text:p text:style-name="Standard"/>
      <text:p text:style-name="P2">1)</text:p>
      <text:p text:style-name="P1"><draw:frame draw:style-name="fr1" draw:name="Image2" text:anchor-type="char" svg:x="-0.318cm" svg:y="0.529cm" svg:width="17cm" svg:height="2.81cm" draw:z-index="1"><draw:image xlink:href="Pictures/100000010000073B00000132755E7944C467EFC3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x="-0.106cm" svg:y="3.424cm" svg:width="17cm" svg:height="4.794cm" draw:z-index="0"><draw:image xlink:href="Pictures/100000010000073B0000020AD127A182248018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>2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52:56.293837474</meta:creation-date>
    <dc:date>2023-09-14T16:16:36.094790992</dc:date>
    <meta:editing-duration>PT3M19S</meta:editing-duration>
    <meta:editing-cycles>1</meta:editing-cycles>
    <meta:document-statistic meta:table-count="0" meta:image-count="2" meta:object-count="0" meta:page-count="1" meta:paragraph-count="4" meta:word-count="10" meta:character-count="62" meta:non-whitespace-character-count="42"/>
    <meta:generator>LibreOffice/7.3.7.2$Linux_X86_64 LibreOffice_project/30$Build-2</meta:generator>
  </office:meta>
</office:document-meta>
</file>